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0.01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ontent-validations>
        <table:content-validation table:name="val1" table:condition="of:cell-content-is-in-list([$Sheet2.$C$1:.$C$5])" table:allow-empty-cell="true" table:display-list="unsorted" table:base-cell-address="Sheet1.B2"/>
        <table:content-validation table:name="val2" table:condition="of:cell-content-is-in-list([$Sheet2.$A$1:.$A$8])" table:allow-empty-cell="true" table:display-list="unsorted" table:base-cell-address="Sheet1.C2"/>
        <table:content-validation table:name="val3" table:condition="of:cell-content-is-in-list([$Sheet2.$E$1:.$E$2])" table:allow-empty-cell="true" table:display-list="unsorted" table:base-cell-address="Sheet1.D2"/>
      </table:content-validations>
      <table:table table:name="Sheet1" table:style-name="ta1" table:print="false">
        <table:table-column table:style-name="co1" table:default-cell-style-name="Default"/>
        <table:table-column table:style-name="co1" table:default-cell-style-name="ce1"/>
        <table:table-column table:style-name="co1" table:number-columns-repeated="5" table:default-cell-style-name="Default"/>
        <table:table-column table:style-name="co2" table:number-columns-repeated="2" table:default-cell-style-name="Default"/>
        <table:table-row table:style-name="ro1">
          <table:table-cell office:value-type="string">
            <text:p>name</text:p>
          </table:table-cell>
          <table:table-cell table:style-name="Default" office:value-type="string">
            <text:p>size</text:p>
          </table:table-cell>
          <table:table-cell office:value-type="string">
            <text:p>type</text:p>
          </table:table-cell>
          <table:table-cell office:value-type="string">
            <text:p>condition</text:p>
          </table:table-cell>
          <table:table-cell office:value-type="string">
            <text:p>count</text:p>
          </table:table-cell>
          <table:table-cell office:value-type="string">
            <text:p>description</text:p>
          </table:table-cell>
          <table:table-cell office:value-type="string">
            <text:p>style</text:p>
          </table:table-cell>
          <table:table-cell office:value-type="string">
            <text:p>id</text:p>
          </table:table-cell>
          <table:table-cell/>
        </table:table-row>
        <table:table-row table:style-name="ro1">
          <table:table-cell office:value-type="string">
            <text:p>Polo</text:p>
          </table:table-cell>
          <table:table-cell table:content-validation-name="val1" office:value-type="string">
            <text:p>3-4</text:p>
          </table:table-cell>
          <table:table-cell table:content-validation-name="val2" office:value-type="string">
            <text:p>Polo Shirts</text:p>
          </table:table-cell>
          <table:table-cell table:content-validation-name="val3" office:value-type="string">
            <text:p>used</text:p>
          </table:table-cell>
          <table:table-cell office:value-type="float" office:value="1">
            <text:p>1</text:p>
          </table:table-cell>
          <table:table-cell/>
          <table:table-cell/>
          <table:table-cell office:value-type="float" office:value="1">
            <text:p>1</text:p>
          </table:table-cell>
          <table:table-cell table:formula="of:=CONCATENATE(&quot;{&quot;&quot;name&quot;&quot;:&quot;&quot;&quot;;[.A2];&quot;&quot;&quot;,&quot;&quot;id&quot;&quot;:&quot;&quot;&quot;;[.H2]; &quot;&quot;&quot;,&quot;&quot;size&quot;&quot;:&quot;&quot;&quot;;[.B2];&quot;&quot;&quot;,&quot;&quot;type&quot;&quot;:&quot;&quot;&quot;;[.C2];&quot;&quot;&quot;,&quot;&quot;condition&quot;&quot;:&quot;&quot;&quot;;[.D2];&quot;&quot;&quot;,&quot;&quot;count&quot;&quot;:&quot;&quot;&quot;;[.E2];&quot;&quot;&quot;,&quot;&quot;description&quot;&quot;:&quot;&quot;&quot;;[.F2];&quot;&quot;&quot;},&quot;)" office:value-type="string" office:string-value="{&quot;name&quot;:&quot;Polo&quot;,&quot;id&quot;:&quot;1&quot;,&quot;size&quot;:&quot;3-4&quot;,&quot;type&quot;:&quot;Polo Shirts&quot;,&quot;condition&quot;:&quot;used&quot;,&quot;count&quot;:&quot;1&quot;,&quot;description&quot;:&quot;&quot;},">
            <text:p>{"name":"Polo","id":"1","size":"3-4","type":"Polo Shirts","condition":"used","count":"1","description":""},</text:p>
          </table:table-cell>
        </table:table-row>
        <table:table-row table:style-name="ro1">
          <table:table-cell office:value-type="string">
            <text:p>Polo</text:p>
          </table:table-cell>
          <table:table-cell table:content-validation-name="val1" office:value-type="string">
            <text:p>5-6</text:p>
          </table:table-cell>
          <table:table-cell table:content-validation-name="val2" office:value-type="string">
            <text:p>Polo Shirts</text:p>
          </table:table-cell>
          <table:table-cell table:content-validation-name="val3" office:value-type="string">
            <text:p>used</text:p>
          </table:table-cell>
          <table:table-cell office:value-type="float" office:value="1">
            <text:p>1</text:p>
          </table:table-cell>
          <table:table-cell/>
          <table:table-cell/>
          <table:table-cell office:value-type="float" office:value="2">
            <text:p>2</text:p>
          </table:table-cell>
          <table:table-cell table:formula="of:=CONCATENATE(&quot;{&quot;&quot;name&quot;&quot;:&quot;&quot;&quot;;[.A3];&quot;&quot;&quot;,&quot;&quot;id&quot;&quot;:&quot;&quot;&quot;;[.H3]; &quot;&quot;&quot;,&quot;&quot;size&quot;&quot;:&quot;&quot;&quot;;[.B3];&quot;&quot;&quot;,&quot;&quot;type&quot;&quot;:&quot;&quot;&quot;;[.C3];&quot;&quot;&quot;,&quot;&quot;condition&quot;&quot;:&quot;&quot;&quot;;[.D3];&quot;&quot;&quot;,&quot;&quot;count&quot;&quot;:&quot;&quot;&quot;;[.E3];&quot;&quot;&quot;,&quot;&quot;description&quot;&quot;:&quot;&quot;&quot;;[.F3];&quot;&quot;&quot;},&quot;)" office:value-type="string" office:string-value="{&quot;name&quot;:&quot;Polo&quot;,&quot;id&quot;:&quot;2&quot;,&quot;size&quot;:&quot;5-6&quot;,&quot;type&quot;:&quot;Polo Shirts&quot;,&quot;condition&quot;:&quot;used&quot;,&quot;count&quot;:&quot;1&quot;,&quot;description&quot;:&quot;&quot;},">
            <text:p>{"name":"Polo","id":"2","size":"5-6","type":"Polo Shirts","condition":"used","count":"1","description":""},</text:p>
          </table:table-cell>
        </table:table-row>
        <table:table-row table:style-name="ro1">
          <table:table-cell office:value-type="string">
            <text:p>Polo</text:p>
          </table:table-cell>
          <table:table-cell table:content-validation-name="val1" office:value-type="string">
            <text:p>7-8</text:p>
          </table:table-cell>
          <table:table-cell table:content-validation-name="val2" office:value-type="string">
            <text:p>Polo Shirts</text:p>
          </table:table-cell>
          <table:table-cell table:content-validation-name="val3" office:value-type="string">
            <text:p>used</text:p>
          </table:table-cell>
          <table:table-cell office:value-type="float" office:value="2">
            <text:p>2</text:p>
          </table:table-cell>
          <table:table-cell/>
          <table:table-cell/>
          <table:table-cell office:value-type="float" office:value="3">
            <text:p>3</text:p>
          </table:table-cell>
          <table:table-cell table:formula="of:=CONCATENATE(&quot;{&quot;&quot;name&quot;&quot;:&quot;&quot;&quot;;[.A4];&quot;&quot;&quot;,&quot;&quot;id&quot;&quot;:&quot;&quot;&quot;;[.H4]; &quot;&quot;&quot;,&quot;&quot;size&quot;&quot;:&quot;&quot;&quot;;[.B4];&quot;&quot;&quot;,&quot;&quot;type&quot;&quot;:&quot;&quot;&quot;;[.C4];&quot;&quot;&quot;,&quot;&quot;condition&quot;&quot;:&quot;&quot;&quot;;[.D4];&quot;&quot;&quot;,&quot;&quot;count&quot;&quot;:&quot;&quot;&quot;;[.E4];&quot;&quot;&quot;,&quot;&quot;description&quot;&quot;:&quot;&quot;&quot;;[.F4];&quot;&quot;&quot;},&quot;)" office:value-type="string" office:string-value="{&quot;name&quot;:&quot;Polo&quot;,&quot;id&quot;:&quot;3&quot;,&quot;size&quot;:&quot;7-8&quot;,&quot;type&quot;:&quot;Polo Shirts&quot;,&quot;condition&quot;:&quot;used&quot;,&quot;count&quot;:&quot;2&quot;,&quot;description&quot;:&quot;&quot;},">
            <text:p>{"name":"Polo","id":"3","size":"7-8","type":"Polo Shirts","condition":"used","count":"2","description":""},</text:p>
          </table:table-cell>
        </table:table-row>
        <table:table-row table:style-name="ro1">
          <table:table-cell office:value-type="string">
            <text:p>Polo</text:p>
          </table:table-cell>
          <table:table-cell table:content-validation-name="val1" office:value-type="string">
            <text:p>9-10</text:p>
          </table:table-cell>
          <table:table-cell table:content-validation-name="val2" office:value-type="string">
            <text:p>Polo Shirts</text:p>
          </table:table-cell>
          <table:table-cell table:content-validation-name="val3" office:value-type="string">
            <text:p>used</text:p>
          </table:table-cell>
          <table:table-cell office:value-type="float" office:value="3">
            <text:p>3</text:p>
          </table:table-cell>
          <table:table-cell/>
          <table:table-cell/>
          <table:table-cell office:value-type="float" office:value="4">
            <text:p>4</text:p>
          </table:table-cell>
          <table:table-cell table:formula="of:=CONCATENATE(&quot;{&quot;&quot;name&quot;&quot;:&quot;&quot;&quot;;[.A5];&quot;&quot;&quot;,&quot;&quot;id&quot;&quot;:&quot;&quot;&quot;;[.H5]; &quot;&quot;&quot;,&quot;&quot;size&quot;&quot;:&quot;&quot;&quot;;[.B5];&quot;&quot;&quot;,&quot;&quot;type&quot;&quot;:&quot;&quot;&quot;;[.C5];&quot;&quot;&quot;,&quot;&quot;condition&quot;&quot;:&quot;&quot;&quot;;[.D5];&quot;&quot;&quot;,&quot;&quot;count&quot;&quot;:&quot;&quot;&quot;;[.E5];&quot;&quot;&quot;,&quot;&quot;description&quot;&quot;:&quot;&quot;&quot;;[.F5];&quot;&quot;&quot;},&quot;)" office:value-type="string" office:string-value="{&quot;name&quot;:&quot;Polo&quot;,&quot;id&quot;:&quot;4&quot;,&quot;size&quot;:&quot;9-10&quot;,&quot;type&quot;:&quot;Polo Shirts&quot;,&quot;condition&quot;:&quot;used&quot;,&quot;count&quot;:&quot;3&quot;,&quot;description&quot;:&quot;&quot;},">
            <text:p>{"name":"Polo","id":"4","size":"9-10","type":"Polo Shirts","condition":"used","count":"3","description":""},</text:p>
          </table:table-cell>
        </table:table-row>
        <table:table-row table:style-name="ro1">
          <table:table-cell office:value-type="string">
            <text:p>Polo</text:p>
          </table:table-cell>
          <table:table-cell table:content-validation-name="val1" office:value-type="string">
            <text:p>11-12</text:p>
          </table:table-cell>
          <table:table-cell table:content-validation-name="val2" office:value-type="string">
            <text:p>Polo Shirts</text:p>
          </table:table-cell>
          <table:table-cell table:content-validation-name="val3" office:value-type="string">
            <text:p>used</text:p>
          </table:table-cell>
          <table:table-cell office:value-type="float" office:value="1">
            <text:p>1</text:p>
          </table:table-cell>
          <table:table-cell/>
          <table:table-cell/>
          <table:table-cell office:value-type="float" office:value="5">
            <text:p>5</text:p>
          </table:table-cell>
          <table:table-cell table:formula="of:=CONCATENATE(&quot;{&quot;&quot;name&quot;&quot;:&quot;&quot;&quot;;[.A6];&quot;&quot;&quot;,&quot;&quot;id&quot;&quot;:&quot;&quot;&quot;;[.H6]; &quot;&quot;&quot;,&quot;&quot;size&quot;&quot;:&quot;&quot;&quot;;[.B6];&quot;&quot;&quot;,&quot;&quot;type&quot;&quot;:&quot;&quot;&quot;;[.C6];&quot;&quot;&quot;,&quot;&quot;condition&quot;&quot;:&quot;&quot;&quot;;[.D6];&quot;&quot;&quot;,&quot;&quot;count&quot;&quot;:&quot;&quot;&quot;;[.E6];&quot;&quot;&quot;,&quot;&quot;description&quot;&quot;:&quot;&quot;&quot;;[.F6];&quot;&quot;&quot;},&quot;)" office:value-type="string" office:string-value="{&quot;name&quot;:&quot;Polo&quot;,&quot;id&quot;:&quot;5&quot;,&quot;size&quot;:&quot;11-12&quot;,&quot;type&quot;:&quot;Polo Shirts&quot;,&quot;condition&quot;:&quot;used&quot;,&quot;count&quot;:&quot;1&quot;,&quot;description&quot;:&quot;&quot;},">
            <text:p>{"name":"Polo","id":"5","size":"11-12","type":"Polo Shirts","condition":"used","count":"1","description":""},</text:p>
          </table:table-cell>
        </table:table-row>
        <table:table-row table:style-name="ro1">
          <table:table-cell office:value-type="string">
            <text:p>Jumper</text:p>
          </table:table-cell>
          <table:table-cell table:content-validation-name="val1" office:value-type="string">
            <text:p>3-4</text:p>
          </table:table-cell>
          <table:table-cell table:content-validation-name="val2" office:value-type="string">
            <text:p>Jumpers</text:p>
          </table:table-cell>
          <table:table-cell table:content-validation-name="val3" office:value-type="string">
            <text:p>used</text:p>
          </table:table-cell>
          <table:table-cell office:value-type="float" office:value="2">
            <text:p>2</text:p>
          </table:table-cell>
          <table:table-cell/>
          <table:table-cell/>
          <table:table-cell office:value-type="float" office:value="6">
            <text:p>6</text:p>
          </table:table-cell>
          <table:table-cell table:formula="of:=CONCATENATE(&quot;{&quot;&quot;name&quot;&quot;:&quot;&quot;&quot;;[.A7];&quot;&quot;&quot;,&quot;&quot;id&quot;&quot;:&quot;&quot;&quot;;[.H7]; &quot;&quot;&quot;,&quot;&quot;size&quot;&quot;:&quot;&quot;&quot;;[.B7];&quot;&quot;&quot;,&quot;&quot;type&quot;&quot;:&quot;&quot;&quot;;[.C7];&quot;&quot;&quot;,&quot;&quot;condition&quot;&quot;:&quot;&quot;&quot;;[.D7];&quot;&quot;&quot;,&quot;&quot;count&quot;&quot;:&quot;&quot;&quot;;[.E7];&quot;&quot;&quot;,&quot;&quot;description&quot;&quot;:&quot;&quot;&quot;;[.F7];&quot;&quot;&quot;},&quot;)" office:value-type="string" office:string-value="{&quot;name&quot;:&quot;Jumper&quot;,&quot;id&quot;:&quot;6&quot;,&quot;size&quot;:&quot;3-4&quot;,&quot;type&quot;:&quot;Jumpers&quot;,&quot;condition&quot;:&quot;used&quot;,&quot;count&quot;:&quot;2&quot;,&quot;description&quot;:&quot;&quot;},">
            <text:p>{"name":"Jumper","id":"6","size":"3-4","type":"Jumpers","condition":"used","count":"2","description":""},</text:p>
          </table:table-cell>
        </table:table-row>
        <table:table-row table:style-name="ro1">
          <table:table-cell office:value-type="string">
            <text:p>Jumper</text:p>
          </table:table-cell>
          <table:table-cell table:content-validation-name="val1" office:value-type="string">
            <text:p>5-6</text:p>
          </table:table-cell>
          <table:table-cell table:content-validation-name="val2" office:value-type="string">
            <text:p>Jumpers</text:p>
          </table:table-cell>
          <table:table-cell table:content-validation-name="val3" office:value-type="string">
            <text:p>used</text:p>
          </table:table-cell>
          <table:table-cell office:value-type="float" office:value="1">
            <text:p>1</text:p>
          </table:table-cell>
          <table:table-cell/>
          <table:table-cell/>
          <table:table-cell office:value-type="float" office:value="7">
            <text:p>7</text:p>
          </table:table-cell>
          <table:table-cell table:formula="of:=CONCATENATE(&quot;{&quot;&quot;name&quot;&quot;:&quot;&quot;&quot;;[.A8];&quot;&quot;&quot;,&quot;&quot;id&quot;&quot;:&quot;&quot;&quot;;[.H8]; &quot;&quot;&quot;,&quot;&quot;size&quot;&quot;:&quot;&quot;&quot;;[.B8];&quot;&quot;&quot;,&quot;&quot;type&quot;&quot;:&quot;&quot;&quot;;[.C8];&quot;&quot;&quot;,&quot;&quot;condition&quot;&quot;:&quot;&quot;&quot;;[.D8];&quot;&quot;&quot;,&quot;&quot;count&quot;&quot;:&quot;&quot;&quot;;[.E8];&quot;&quot;&quot;,&quot;&quot;description&quot;&quot;:&quot;&quot;&quot;;[.F8];&quot;&quot;&quot;},&quot;)" office:value-type="string" office:string-value="{&quot;name&quot;:&quot;Jumper&quot;,&quot;id&quot;:&quot;7&quot;,&quot;size&quot;:&quot;5-6&quot;,&quot;type&quot;:&quot;Jumpers&quot;,&quot;condition&quot;:&quot;used&quot;,&quot;count&quot;:&quot;1&quot;,&quot;description&quot;:&quot;&quot;},">
            <text:p>{"name":"Jumper","id":"7","size":"5-6","type":"Jumpers","condition":"used","count":"1","description":""},</text:p>
          </table:table-cell>
        </table:table-row>
        <table:table-row table:style-name="ro1">
          <table:table-cell office:value-type="string">
            <text:p>Jumper</text:p>
          </table:table-cell>
          <table:table-cell table:content-validation-name="val1" office:value-type="string">
            <text:p>7-8</text:p>
          </table:table-cell>
          <table:table-cell table:content-validation-name="val2" office:value-type="string">
            <text:p>Jumpers</text:p>
          </table:table-cell>
          <table:table-cell table:content-validation-name="val3" office:value-type="string">
            <text:p>used</text:p>
          </table:table-cell>
          <table:table-cell office:value-type="float" office:value="1">
            <text:p>1</text:p>
          </table:table-cell>
          <table:table-cell/>
          <table:table-cell/>
          <table:table-cell office:value-type="float" office:value="8">
            <text:p>8</text:p>
          </table:table-cell>
          <table:table-cell table:formula="of:=CONCATENATE(&quot;{&quot;&quot;name&quot;&quot;:&quot;&quot;&quot;;[.A9];&quot;&quot;&quot;,&quot;&quot;id&quot;&quot;:&quot;&quot;&quot;;[.H9]; &quot;&quot;&quot;,&quot;&quot;size&quot;&quot;:&quot;&quot;&quot;;[.B9];&quot;&quot;&quot;,&quot;&quot;type&quot;&quot;:&quot;&quot;&quot;;[.C9];&quot;&quot;&quot;,&quot;&quot;condition&quot;&quot;:&quot;&quot;&quot;;[.D9];&quot;&quot;&quot;,&quot;&quot;count&quot;&quot;:&quot;&quot;&quot;;[.E9];&quot;&quot;&quot;,&quot;&quot;description&quot;&quot;:&quot;&quot;&quot;;[.F9];&quot;&quot;&quot;},&quot;)" office:value-type="string" office:string-value="{&quot;name&quot;:&quot;Jumper&quot;,&quot;id&quot;:&quot;8&quot;,&quot;size&quot;:&quot;7-8&quot;,&quot;type&quot;:&quot;Jumpers&quot;,&quot;condition&quot;:&quot;used&quot;,&quot;count&quot;:&quot;1&quot;,&quot;description&quot;:&quot;&quot;},">
            <text:p>{"name":"Jumper","id":"8","size":"7-8","type":"Jumpers","condition":"used","count":"1","description":""},</text:p>
          </table:table-cell>
        </table:table-row>
        <table:table-row table:style-name="ro1">
          <table:table-cell office:value-type="string">
            <text:p>Jumper</text:p>
          </table:table-cell>
          <table:table-cell table:content-validation-name="val1" office:value-type="string">
            <text:p>9-10</text:p>
          </table:table-cell>
          <table:table-cell table:content-validation-name="val2" office:value-type="string">
            <text:p>Jumpers</text:p>
          </table:table-cell>
          <table:table-cell table:content-validation-name="val3" office:value-type="string">
            <text:p>used</text:p>
          </table:table-cell>
          <table:table-cell office:value-type="float" office:value="1">
            <text:p>1</text:p>
          </table:table-cell>
          <table:table-cell/>
          <table:table-cell/>
          <table:table-cell office:value-type="float" office:value="9">
            <text:p>9</text:p>
          </table:table-cell>
          <table:table-cell table:formula="of:=CONCATENATE(&quot;{&quot;&quot;name&quot;&quot;:&quot;&quot;&quot;;[.A10];&quot;&quot;&quot;,&quot;&quot;id&quot;&quot;:&quot;&quot;&quot;;[.H10]; &quot;&quot;&quot;,&quot;&quot;size&quot;&quot;:&quot;&quot;&quot;;[.B10];&quot;&quot;&quot;,&quot;&quot;type&quot;&quot;:&quot;&quot;&quot;;[.C10];&quot;&quot;&quot;,&quot;&quot;condition&quot;&quot;:&quot;&quot;&quot;;[.D10];&quot;&quot;&quot;,&quot;&quot;count&quot;&quot;:&quot;&quot;&quot;;[.E10];&quot;&quot;&quot;,&quot;&quot;description&quot;&quot;:&quot;&quot;&quot;;[.F10];&quot;&quot;&quot;},&quot;)" office:value-type="string" office:string-value="{&quot;name&quot;:&quot;Jumper&quot;,&quot;id&quot;:&quot;9&quot;,&quot;size&quot;:&quot;9-10&quot;,&quot;type&quot;:&quot;Jumpers&quot;,&quot;condition&quot;:&quot;used&quot;,&quot;count&quot;:&quot;1&quot;,&quot;description&quot;:&quot;&quot;},">
            <text:p>{"name":"Jumper","id":"9","size":"9-10","type":"Jumpers","condition":"used","count":"1","description":""},</text:p>
          </table:table-cell>
        </table:table-row>
        <table:table-row table:style-name="ro1">
          <table:table-cell office:value-type="string">
            <text:p>Jumper</text:p>
          </table:table-cell>
          <table:table-cell table:content-validation-name="val1" office:value-type="string">
            <text:p>11-12</text:p>
          </table:table-cell>
          <table:table-cell table:content-validation-name="val2" office:value-type="string">
            <text:p>Jumpers</text:p>
          </table:table-cell>
          <table:table-cell table:content-validation-name="val3" office:value-type="string">
            <text:p>used</text:p>
          </table:table-cell>
          <table:table-cell office:value-type="float" office:value="1">
            <text:p>1</text:p>
          </table:table-cell>
          <table:table-cell/>
          <table:table-cell/>
          <table:table-cell office:value-type="float" office:value="10">
            <text:p>10</text:p>
          </table:table-cell>
          <table:table-cell table:formula="of:=CONCATENATE(&quot;{&quot;&quot;name&quot;&quot;:&quot;&quot;&quot;;[.A11];&quot;&quot;&quot;,&quot;&quot;id&quot;&quot;:&quot;&quot;&quot;;[.H11]; &quot;&quot;&quot;,&quot;&quot;size&quot;&quot;:&quot;&quot;&quot;;[.B11];&quot;&quot;&quot;,&quot;&quot;type&quot;&quot;:&quot;&quot;&quot;;[.C11];&quot;&quot;&quot;,&quot;&quot;condition&quot;&quot;:&quot;&quot;&quot;;[.D11];&quot;&quot;&quot;,&quot;&quot;count&quot;&quot;:&quot;&quot;&quot;;[.E11];&quot;&quot;&quot;,&quot;&quot;description&quot;&quot;:&quot;&quot;&quot;;[.F11];&quot;&quot;&quot;},&quot;)" office:value-type="string" office:string-value="{&quot;name&quot;:&quot;Jumper&quot;,&quot;id&quot;:&quot;10&quot;,&quot;size&quot;:&quot;11-12&quot;,&quot;type&quot;:&quot;Jumpers&quot;,&quot;condition&quot;:&quot;used&quot;,&quot;count&quot;:&quot;1&quot;,&quot;description&quot;:&quot;&quot;},">
            <text:p>{"name":"Jumper","id":"10","size":"11-12","type":"Jumpers","condition":"used","count":"1","description":""},</text:p>
          </table:table-cell>
        </table:table-row>
        <table:table-row table:style-name="ro1">
          <table:table-cell office:value-type="string">
            <text:p>Cardigan</text:p>
          </table:table-cell>
          <table:table-cell table:content-validation-name="val1" office:value-type="string">
            <text:p>3-4</text:p>
          </table:table-cell>
          <table:table-cell table:content-validation-name="val2" office:value-type="string">
            <text:p>Cardigans</text:p>
          </table:table-cell>
          <table:table-cell table:content-validation-name="val3" office:value-type="string">
            <text:p>used</text:p>
          </table:table-cell>
          <table:table-cell office:value-type="float" office:value="1">
            <text:p>1</text:p>
          </table:table-cell>
          <table:table-cell/>
          <table:table-cell/>
          <table:table-cell office:value-type="float" office:value="11">
            <text:p>11</text:p>
          </table:table-cell>
          <table:table-cell table:formula="of:=CONCATENATE(&quot;{&quot;&quot;name&quot;&quot;:&quot;&quot;&quot;;[.A12];&quot;&quot;&quot;,&quot;&quot;id&quot;&quot;:&quot;&quot;&quot;;[.H12]; &quot;&quot;&quot;,&quot;&quot;size&quot;&quot;:&quot;&quot;&quot;;[.B12];&quot;&quot;&quot;,&quot;&quot;type&quot;&quot;:&quot;&quot;&quot;;[.C12];&quot;&quot;&quot;,&quot;&quot;condition&quot;&quot;:&quot;&quot;&quot;;[.D12];&quot;&quot;&quot;,&quot;&quot;count&quot;&quot;:&quot;&quot;&quot;;[.E12];&quot;&quot;&quot;,&quot;&quot;description&quot;&quot;:&quot;&quot;&quot;;[.F12];&quot;&quot;&quot;},&quot;)" office:value-type="string" office:string-value="{&quot;name&quot;:&quot;Cardigan&quot;,&quot;id&quot;:&quot;11&quot;,&quot;size&quot;:&quot;3-4&quot;,&quot;type&quot;:&quot;Cardigans&quot;,&quot;condition&quot;:&quot;used&quot;,&quot;count&quot;:&quot;1&quot;,&quot;description&quot;:&quot;&quot;},">
            <text:p>{"name":"Cardigan","id":"11","size":"3-4","type":"Cardigans","condition":"used","count":"1","description":""},</text:p>
          </table:table-cell>
        </table:table-row>
        <table:table-row table:style-name="ro1">
          <table:table-cell office:value-type="string">
            <text:p>Cardigan</text:p>
          </table:table-cell>
          <table:table-cell table:content-validation-name="val1" office:value-type="string">
            <text:p>5-6</text:p>
          </table:table-cell>
          <table:table-cell table:content-validation-name="val2" office:value-type="string">
            <text:p>Cardigans</text:p>
          </table:table-cell>
          <table:table-cell table:content-validation-name="val3" office:value-type="string">
            <text:p>used</text:p>
          </table:table-cell>
          <table:table-cell office:value-type="float" office:value="1">
            <text:p>1</text:p>
          </table:table-cell>
          <table:table-cell/>
          <table:table-cell/>
          <table:table-cell office:value-type="float" office:value="12">
            <text:p>12</text:p>
          </table:table-cell>
          <table:table-cell table:formula="of:=CONCATENATE(&quot;{&quot;&quot;name&quot;&quot;:&quot;&quot;&quot;;[.A13];&quot;&quot;&quot;,&quot;&quot;id&quot;&quot;:&quot;&quot;&quot;;[.H13]; &quot;&quot;&quot;,&quot;&quot;size&quot;&quot;:&quot;&quot;&quot;;[.B13];&quot;&quot;&quot;,&quot;&quot;type&quot;&quot;:&quot;&quot;&quot;;[.C13];&quot;&quot;&quot;,&quot;&quot;condition&quot;&quot;:&quot;&quot;&quot;;[.D13];&quot;&quot;&quot;,&quot;&quot;count&quot;&quot;:&quot;&quot;&quot;;[.E13];&quot;&quot;&quot;,&quot;&quot;description&quot;&quot;:&quot;&quot;&quot;;[.F13];&quot;&quot;&quot;},&quot;)" office:value-type="string" office:string-value="{&quot;name&quot;:&quot;Cardigan&quot;,&quot;id&quot;:&quot;12&quot;,&quot;size&quot;:&quot;5-6&quot;,&quot;type&quot;:&quot;Cardigans&quot;,&quot;condition&quot;:&quot;used&quot;,&quot;count&quot;:&quot;1&quot;,&quot;description&quot;:&quot;&quot;},">
            <text:p>{"name":"Cardigan","id":"12","size":"5-6","type":"Cardigans","condition":"used","count":"1","description":""},</text:p>
          </table:table-cell>
        </table:table-row>
        <table:table-row table:style-name="ro1">
          <table:table-cell office:value-type="string">
            <text:p>Cardigan</text:p>
          </table:table-cell>
          <table:table-cell table:content-validation-name="val1" office:value-type="string">
            <text:p>7-8</text:p>
          </table:table-cell>
          <table:table-cell table:content-validation-name="val2" office:value-type="string">
            <text:p>Cardigans</text:p>
          </table:table-cell>
          <table:table-cell table:content-validation-name="val3" office:value-type="string">
            <text:p>used</text:p>
          </table:table-cell>
          <table:table-cell office:value-type="float" office:value="2">
            <text:p>2</text:p>
          </table:table-cell>
          <table:table-cell/>
          <table:table-cell/>
          <table:table-cell office:value-type="float" office:value="13">
            <text:p>13</text:p>
          </table:table-cell>
          <table:table-cell table:formula="of:=CONCATENATE(&quot;{&quot;&quot;name&quot;&quot;:&quot;&quot;&quot;;[.A14];&quot;&quot;&quot;,&quot;&quot;id&quot;&quot;:&quot;&quot;&quot;;[.H14]; &quot;&quot;&quot;,&quot;&quot;size&quot;&quot;:&quot;&quot;&quot;;[.B14];&quot;&quot;&quot;,&quot;&quot;type&quot;&quot;:&quot;&quot;&quot;;[.C14];&quot;&quot;&quot;,&quot;&quot;condition&quot;&quot;:&quot;&quot;&quot;;[.D14];&quot;&quot;&quot;,&quot;&quot;count&quot;&quot;:&quot;&quot;&quot;;[.E14];&quot;&quot;&quot;,&quot;&quot;description&quot;&quot;:&quot;&quot;&quot;;[.F14];&quot;&quot;&quot;},&quot;)" office:value-type="string" office:string-value="{&quot;name&quot;:&quot;Cardigan&quot;,&quot;id&quot;:&quot;13&quot;,&quot;size&quot;:&quot;7-8&quot;,&quot;type&quot;:&quot;Cardigans&quot;,&quot;condition&quot;:&quot;used&quot;,&quot;count&quot;:&quot;2&quot;,&quot;description&quot;:&quot;&quot;},">
            <text:p>{"name":"Cardigan","id":"13","size":"7-8","type":"Cardigans","condition":"used","count":"2","description":""},</text:p>
          </table:table-cell>
        </table:table-row>
        <table:table-row table:style-name="ro1">
          <table:table-cell office:value-type="string">
            <text:p>Cardigan</text:p>
          </table:table-cell>
          <table:table-cell table:content-validation-name="val1" office:value-type="string">
            <text:p>9-10</text:p>
          </table:table-cell>
          <table:table-cell table:content-validation-name="val2" office:value-type="string">
            <text:p>Cardigans</text:p>
          </table:table-cell>
          <table:table-cell table:content-validation-name="val3" office:value-type="string">
            <text:p>used</text:p>
          </table:table-cell>
          <table:table-cell office:value-type="float" office:value="3">
            <text:p>3</text:p>
          </table:table-cell>
          <table:table-cell/>
          <table:table-cell/>
          <table:table-cell office:value-type="float" office:value="14">
            <text:p>14</text:p>
          </table:table-cell>
          <table:table-cell table:formula="of:=CONCATENATE(&quot;{&quot;&quot;name&quot;&quot;:&quot;&quot;&quot;;[.A15];&quot;&quot;&quot;,&quot;&quot;id&quot;&quot;:&quot;&quot;&quot;;[.H15]; &quot;&quot;&quot;,&quot;&quot;size&quot;&quot;:&quot;&quot;&quot;;[.B15];&quot;&quot;&quot;,&quot;&quot;type&quot;&quot;:&quot;&quot;&quot;;[.C15];&quot;&quot;&quot;,&quot;&quot;condition&quot;&quot;:&quot;&quot;&quot;;[.D15];&quot;&quot;&quot;,&quot;&quot;count&quot;&quot;:&quot;&quot;&quot;;[.E15];&quot;&quot;&quot;,&quot;&quot;description&quot;&quot;:&quot;&quot;&quot;;[.F15];&quot;&quot;&quot;},&quot;)" office:value-type="string" office:string-value="{&quot;name&quot;:&quot;Cardigan&quot;,&quot;id&quot;:&quot;14&quot;,&quot;size&quot;:&quot;9-10&quot;,&quot;type&quot;:&quot;Cardigans&quot;,&quot;condition&quot;:&quot;used&quot;,&quot;count&quot;:&quot;3&quot;,&quot;description&quot;:&quot;&quot;},">
            <text:p>{"name":"Cardigan","id":"14","size":"9-10","type":"Cardigans","condition":"used","count":"3","description":""},</text:p>
          </table:table-cell>
        </table:table-row>
        <table:table-row table:style-name="ro1">
          <table:table-cell office:value-type="string">
            <text:p>Cardigan</text:p>
          </table:table-cell>
          <table:table-cell table:content-validation-name="val1" office:value-type="string">
            <text:p>11-12</text:p>
          </table:table-cell>
          <table:table-cell table:content-validation-name="val2" office:value-type="string">
            <text:p>Cardigans</text:p>
          </table:table-cell>
          <table:table-cell table:content-validation-name="val3" office:value-type="string">
            <text:p>used</text:p>
          </table:table-cell>
          <table:table-cell office:value-type="float" office:value="2">
            <text:p>2</text:p>
          </table:table-cell>
          <table:table-cell/>
          <table:table-cell/>
          <table:table-cell office:value-type="float" office:value="15">
            <text:p>15</text:p>
          </table:table-cell>
          <table:table-cell table:formula="of:=CONCATENATE(&quot;{&quot;&quot;name&quot;&quot;:&quot;&quot;&quot;;[.A16];&quot;&quot;&quot;,&quot;&quot;id&quot;&quot;:&quot;&quot;&quot;;[.H16]; &quot;&quot;&quot;,&quot;&quot;size&quot;&quot;:&quot;&quot;&quot;;[.B16];&quot;&quot;&quot;,&quot;&quot;type&quot;&quot;:&quot;&quot;&quot;;[.C16];&quot;&quot;&quot;,&quot;&quot;condition&quot;&quot;:&quot;&quot;&quot;;[.D16];&quot;&quot;&quot;,&quot;&quot;count&quot;&quot;:&quot;&quot;&quot;;[.E16];&quot;&quot;&quot;,&quot;&quot;description&quot;&quot;:&quot;&quot;&quot;;[.F16];&quot;&quot;&quot;},&quot;)" office:value-type="string" office:string-value="{&quot;name&quot;:&quot;Cardigan&quot;,&quot;id&quot;:&quot;15&quot;,&quot;size&quot;:&quot;11-12&quot;,&quot;type&quot;:&quot;Cardigans&quot;,&quot;condition&quot;:&quot;used&quot;,&quot;count&quot;:&quot;2&quot;,&quot;description&quot;:&quot;&quot;},">
            <text:p>{"name":"Cardigan","id":"15","size":"11-12","type":"Cardigans","condition":"used","count":"2","description":""},</text:p>
          </table:table-cell>
        </table:table-row>
        <table:table-row table:style-name="ro2">
          <table:table-cell office:value-type="string">
            <text:p>Pe Tshirt</text:p>
          </table:table-cell>
          <table:table-cell table:content-validation-name="val1" office:value-type="string">
            <text:p>3-4</text:p>
          </table:table-cell>
          <table:table-cell table:content-validation-name="val2" office:value-type="string">
            <text:p>PE T-Shirts</text:p>
          </table:table-cell>
          <table:table-cell table:content-validation-name="val3" office:value-type="string">
            <text:p>used</text:p>
          </table:table-cell>
          <table:table-cell office:value-type="float" office:value="3">
            <text:p>3</text:p>
          </table:table-cell>
          <table:table-cell/>
          <table:table-cell/>
          <table:table-cell office:value-type="float" office:value="16">
            <text:p>16</text:p>
          </table:table-cell>
          <table:table-cell table:formula="of:=CONCATENATE(&quot;{&quot;&quot;name&quot;&quot;:&quot;&quot;&quot;;[.A17];&quot;&quot;&quot;,&quot;&quot;id&quot;&quot;:&quot;&quot;&quot;;[.H17]; &quot;&quot;&quot;,&quot;&quot;size&quot;&quot;:&quot;&quot;&quot;;[.B17];&quot;&quot;&quot;,&quot;&quot;type&quot;&quot;:&quot;&quot;&quot;;[.C17];&quot;&quot;&quot;,&quot;&quot;condition&quot;&quot;:&quot;&quot;&quot;;[.D17];&quot;&quot;&quot;,&quot;&quot;count&quot;&quot;:&quot;&quot;&quot;;[.E17];&quot;&quot;&quot;,&quot;&quot;description&quot;&quot;:&quot;&quot;&quot;;[.F17];&quot;&quot;&quot;},&quot;)" office:value-type="string" office:string-value="{&quot;name&quot;:&quot;Pe Tshirt&quot;,&quot;id&quot;:&quot;16&quot;,&quot;size&quot;:&quot;3-4&quot;,&quot;type&quot;:&quot;PE T-Shirts&quot;,&quot;condition&quot;:&quot;used&quot;,&quot;count&quot;:&quot;3&quot;,&quot;description&quot;:&quot;&quot;},">
            <text:p>{"name":"Pe Tshirt","id":"16","size":"3-4","type":"PE T-Shirts","condition":"used","count":"3","description":""},</text:p>
          </table:table-cell>
        </table:table-row>
        <table:table-row table:style-name="ro2">
          <table:table-cell office:value-type="string">
            <text:p>Pe Tshirt</text:p>
          </table:table-cell>
          <table:table-cell table:content-validation-name="val1" office:value-type="string">
            <text:p>5-6</text:p>
          </table:table-cell>
          <table:table-cell table:content-validation-name="val2" office:value-type="string">
            <text:p>PE T-Shirts</text:p>
          </table:table-cell>
          <table:table-cell table:content-validation-name="val3" office:value-type="string">
            <text:p>used</text:p>
          </table:table-cell>
          <table:table-cell office:value-type="float" office:value="1">
            <text:p>1</text:p>
          </table:table-cell>
          <table:table-cell/>
          <table:table-cell/>
          <table:table-cell office:value-type="float" office:value="17">
            <text:p>17</text:p>
          </table:table-cell>
          <table:table-cell table:formula="of:=CONCATENATE(&quot;{&quot;&quot;name&quot;&quot;:&quot;&quot;&quot;;[.A18];&quot;&quot;&quot;,&quot;&quot;id&quot;&quot;:&quot;&quot;&quot;;[.H18]; &quot;&quot;&quot;,&quot;&quot;size&quot;&quot;:&quot;&quot;&quot;;[.B18];&quot;&quot;&quot;,&quot;&quot;type&quot;&quot;:&quot;&quot;&quot;;[.C18];&quot;&quot;&quot;,&quot;&quot;condition&quot;&quot;:&quot;&quot;&quot;;[.D18];&quot;&quot;&quot;,&quot;&quot;count&quot;&quot;:&quot;&quot;&quot;;[.E18];&quot;&quot;&quot;,&quot;&quot;description&quot;&quot;:&quot;&quot;&quot;;[.F18];&quot;&quot;&quot;},&quot;)" office:value-type="string" office:string-value="{&quot;name&quot;:&quot;Pe Tshirt&quot;,&quot;id&quot;:&quot;17&quot;,&quot;size&quot;:&quot;5-6&quot;,&quot;type&quot;:&quot;PE T-Shirts&quot;,&quot;condition&quot;:&quot;used&quot;,&quot;count&quot;:&quot;1&quot;,&quot;description&quot;:&quot;&quot;},">
            <text:p>{"name":"Pe Tshirt","id":"17","size":"5-6","type":"PE T-Shirts","condition":"used","count":"1","description":""},</text:p>
          </table:table-cell>
        </table:table-row>
        <table:table-row table:style-name="ro2">
          <table:table-cell office:value-type="string">
            <text:p>Pe Tshirt</text:p>
          </table:table-cell>
          <table:table-cell table:content-validation-name="val1" office:value-type="string">
            <text:p>7-8</text:p>
          </table:table-cell>
          <table:table-cell table:content-validation-name="val2" office:value-type="string">
            <text:p>PE T-Shirts</text:p>
          </table:table-cell>
          <table:table-cell table:content-validation-name="val3" office:value-type="string">
            <text:p>used</text:p>
          </table:table-cell>
          <table:table-cell office:value-type="float" office:value="1">
            <text:p>1</text:p>
          </table:table-cell>
          <table:table-cell/>
          <table:table-cell/>
          <table:table-cell office:value-type="float" office:value="18">
            <text:p>18</text:p>
          </table:table-cell>
          <table:table-cell table:formula="of:=CONCATENATE(&quot;{&quot;&quot;name&quot;&quot;:&quot;&quot;&quot;;[.A19];&quot;&quot;&quot;,&quot;&quot;id&quot;&quot;:&quot;&quot;&quot;;[.H19]; &quot;&quot;&quot;,&quot;&quot;size&quot;&quot;:&quot;&quot;&quot;;[.B19];&quot;&quot;&quot;,&quot;&quot;type&quot;&quot;:&quot;&quot;&quot;;[.C19];&quot;&quot;&quot;,&quot;&quot;condition&quot;&quot;:&quot;&quot;&quot;;[.D19];&quot;&quot;&quot;,&quot;&quot;count&quot;&quot;:&quot;&quot;&quot;;[.E19];&quot;&quot;&quot;,&quot;&quot;description&quot;&quot;:&quot;&quot;&quot;;[.F19];&quot;&quot;&quot;},&quot;)" office:value-type="string" office:string-value="{&quot;name&quot;:&quot;Pe Tshirt&quot;,&quot;id&quot;:&quot;18&quot;,&quot;size&quot;:&quot;7-8&quot;,&quot;type&quot;:&quot;PE T-Shirts&quot;,&quot;condition&quot;:&quot;used&quot;,&quot;count&quot;:&quot;1&quot;,&quot;description&quot;:&quot;&quot;},">
            <text:p>{"name":"Pe Tshirt","id":"18","size":"7-8","type":"PE T-Shirts","condition":"used","count":"1","description":""},</text:p>
          </table:table-cell>
        </table:table-row>
        <table:table-row table:style-name="ro2">
          <table:table-cell office:value-type="string">
            <text:p>Pe Tshirt</text:p>
          </table:table-cell>
          <table:table-cell table:content-validation-name="val1" office:value-type="string">
            <text:p>9-10</text:p>
          </table:table-cell>
          <table:table-cell table:content-validation-name="val2" office:value-type="string">
            <text:p>PE T-Shirts</text:p>
          </table:table-cell>
          <table:table-cell table:content-validation-name="val3" office:value-type="string">
            <text:p>used</text:p>
          </table:table-cell>
          <table:table-cell office:value-type="float" office:value="1">
            <text:p>1</text:p>
          </table:table-cell>
          <table:table-cell/>
          <table:table-cell/>
          <table:table-cell office:value-type="float" office:value="19">
            <text:p>19</text:p>
          </table:table-cell>
          <table:table-cell table:formula="of:=CONCATENATE(&quot;{&quot;&quot;name&quot;&quot;:&quot;&quot;&quot;;[.A20];&quot;&quot;&quot;,&quot;&quot;id&quot;&quot;:&quot;&quot;&quot;;[.H20]; &quot;&quot;&quot;,&quot;&quot;size&quot;&quot;:&quot;&quot;&quot;;[.B20];&quot;&quot;&quot;,&quot;&quot;type&quot;&quot;:&quot;&quot;&quot;;[.C20];&quot;&quot;&quot;,&quot;&quot;condition&quot;&quot;:&quot;&quot;&quot;;[.D20];&quot;&quot;&quot;,&quot;&quot;count&quot;&quot;:&quot;&quot;&quot;;[.E20];&quot;&quot;&quot;,&quot;&quot;description&quot;&quot;:&quot;&quot;&quot;;[.F20];&quot;&quot;&quot;},&quot;)" office:value-type="string" office:string-value="{&quot;name&quot;:&quot;Pe Tshirt&quot;,&quot;id&quot;:&quot;19&quot;,&quot;size&quot;:&quot;9-10&quot;,&quot;type&quot;:&quot;PE T-Shirts&quot;,&quot;condition&quot;:&quot;used&quot;,&quot;count&quot;:&quot;1&quot;,&quot;description&quot;:&quot;&quot;},">
            <text:p>{"name":"Pe Tshirt","id":"19","size":"9-10","type":"PE T-Shirts","condition":"used","count":"1","description":""},</text:p>
          </table:table-cell>
        </table:table-row>
        <table:table-row table:style-name="ro2">
          <table:table-cell office:value-type="string">
            <text:p>Pe Tshirt</text:p>
          </table:table-cell>
          <table:table-cell table:content-validation-name="val1" office:value-type="string">
            <text:p>11-12</text:p>
          </table:table-cell>
          <table:table-cell table:content-validation-name="val2" office:value-type="string">
            <text:p>PE T-Shirts</text:p>
          </table:table-cell>
          <table:table-cell table:content-validation-name="val3" office:value-type="string">
            <text:p>used</text:p>
          </table:table-cell>
          <table:table-cell office:value-type="float" office:value="1">
            <text:p>1</text:p>
          </table:table-cell>
          <table:table-cell/>
          <table:table-cell/>
          <table:table-cell office:value-type="float" office:value="20">
            <text:p>20</text:p>
          </table:table-cell>
          <table:table-cell table:formula="of:=CONCATENATE(&quot;{&quot;&quot;name&quot;&quot;:&quot;&quot;&quot;;[.A21];&quot;&quot;&quot;,&quot;&quot;id&quot;&quot;:&quot;&quot;&quot;;[.H21]; &quot;&quot;&quot;,&quot;&quot;size&quot;&quot;:&quot;&quot;&quot;;[.B21];&quot;&quot;&quot;,&quot;&quot;type&quot;&quot;:&quot;&quot;&quot;;[.C21];&quot;&quot;&quot;,&quot;&quot;condition&quot;&quot;:&quot;&quot;&quot;;[.D21];&quot;&quot;&quot;,&quot;&quot;count&quot;&quot;:&quot;&quot;&quot;;[.E21];&quot;&quot;&quot;,&quot;&quot;description&quot;&quot;:&quot;&quot;&quot;;[.F21];&quot;&quot;&quot;},&quot;)" office:value-type="string" office:string-value="{&quot;name&quot;:&quot;Pe Tshirt&quot;,&quot;id&quot;:&quot;20&quot;,&quot;size&quot;:&quot;11-12&quot;,&quot;type&quot;:&quot;PE T-Shirts&quot;,&quot;condition&quot;:&quot;used&quot;,&quot;count&quot;:&quot;1&quot;,&quot;description&quot;:&quot;&quot;},">
            <text:p>{"name":"Pe Tshirt","id":"20","size":"11-12","type":"PE T-Shirts","condition":"used","count":"1","description":""},</text:p>
          </table:table-cell>
        </table:table-row>
        <table:table-row table:style-name="ro1">
          <table:table-cell office:value-type="string">
            <text:p>Trousers</text:p>
          </table:table-cell>
          <table:table-cell table:content-validation-name="val1" office:value-type="string">
            <text:p>3-4</text:p>
          </table:table-cell>
          <table:table-cell table:content-validation-name="val2" office:value-type="string">
            <text:p>Trousers</text:p>
          </table:table-cell>
          <table:table-cell table:content-validation-name="val3" office:value-type="string">
            <text:p>use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table:formula="of:=CONCATENATE(&quot;{&quot;&quot;name&quot;&quot;:&quot;&quot;&quot;;[.A22];&quot;&quot;&quot;,&quot;&quot;id&quot;&quot;:&quot;&quot;&quot;;[.H22]; &quot;&quot;&quot;,&quot;&quot;size&quot;&quot;:&quot;&quot;&quot;;[.B22];&quot;&quot;&quot;,&quot;&quot;type&quot;&quot;:&quot;&quot;&quot;;[.C22];&quot;&quot;&quot;,&quot;&quot;condition&quot;&quot;:&quot;&quot;&quot;;[.D22];&quot;&quot;&quot;,&quot;&quot;count&quot;&quot;:&quot;&quot;&quot;;[.E22];&quot;&quot;&quot;,&quot;&quot;description&quot;&quot;:&quot;&quot;&quot;;[.F22];&quot;&quot;&quot;},&quot;)" office:value-type="string" office:string-value="{&quot;name&quot;:&quot;Trousers&quot;,&quot;id&quot;:&quot;21&quot;,&quot;size&quot;:&quot;3-4&quot;,&quot;type&quot;:&quot;Trousers&quot;,&quot;condition&quot;:&quot;used&quot;,&quot;count&quot;:&quot;1&quot;,&quot;description&quot;:&quot;&quot;},">
            <text:p>{"name":"Trousers","id":"21","size":"3-4","type":"Trousers","condition":"used","count":"1","description":""},</text:p>
          </table:table-cell>
        </table:table-row>
        <table:table-row table:style-name="ro1">
          <table:table-cell office:value-type="string">
            <text:p>Trousers</text:p>
          </table:table-cell>
          <table:table-cell table:content-validation-name="val1" office:value-type="string">
            <text:p>5-6</text:p>
          </table:table-cell>
          <table:table-cell table:content-validation-name="val2" office:value-type="string">
            <text:p>Trousers</text:p>
          </table:table-cell>
          <table:table-cell table:content-validation-name="val3" office:value-type="string">
            <text:p>use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table:formula="of:=CONCATENATE(&quot;{&quot;&quot;name&quot;&quot;:&quot;&quot;&quot;;[.A23];&quot;&quot;&quot;,&quot;&quot;id&quot;&quot;:&quot;&quot;&quot;;[.H23]; &quot;&quot;&quot;,&quot;&quot;size&quot;&quot;:&quot;&quot;&quot;;[.B23];&quot;&quot;&quot;,&quot;&quot;type&quot;&quot;:&quot;&quot;&quot;;[.C23];&quot;&quot;&quot;,&quot;&quot;condition&quot;&quot;:&quot;&quot;&quot;;[.D23];&quot;&quot;&quot;,&quot;&quot;count&quot;&quot;:&quot;&quot;&quot;;[.E23];&quot;&quot;&quot;,&quot;&quot;description&quot;&quot;:&quot;&quot;&quot;;[.F23];&quot;&quot;&quot;},&quot;)" office:value-type="string" office:string-value="{&quot;name&quot;:&quot;Trousers&quot;,&quot;id&quot;:&quot;22&quot;,&quot;size&quot;:&quot;5-6&quot;,&quot;type&quot;:&quot;Trousers&quot;,&quot;condition&quot;:&quot;used&quot;,&quot;count&quot;:&quot;1&quot;,&quot;description&quot;:&quot;&quot;},">
            <text:p>{"name":"Trousers","id":"22","size":"5-6","type":"Trousers","condition":"used","count":"1","description":""},</text:p>
          </table:table-cell>
        </table:table-row>
        <table:table-row table:style-name="ro1">
          <table:table-cell office:value-type="string">
            <text:p>Trousers</text:p>
          </table:table-cell>
          <table:table-cell table:content-validation-name="val1" office:value-type="string">
            <text:p>7-8</text:p>
          </table:table-cell>
          <table:table-cell table:content-validation-name="val2" office:value-type="string">
            <text:p>Trousers</text:p>
          </table:table-cell>
          <table:table-cell table:content-validation-name="val3" office:value-type="string">
            <text:p>use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table:formula="of:=CONCATENATE(&quot;{&quot;&quot;name&quot;&quot;:&quot;&quot;&quot;;[.A24];&quot;&quot;&quot;,&quot;&quot;id&quot;&quot;:&quot;&quot;&quot;;[.H24]; &quot;&quot;&quot;,&quot;&quot;size&quot;&quot;:&quot;&quot;&quot;;[.B24];&quot;&quot;&quot;,&quot;&quot;type&quot;&quot;:&quot;&quot;&quot;;[.C24];&quot;&quot;&quot;,&quot;&quot;condition&quot;&quot;:&quot;&quot;&quot;;[.D24];&quot;&quot;&quot;,&quot;&quot;count&quot;&quot;:&quot;&quot;&quot;;[.E24];&quot;&quot;&quot;,&quot;&quot;description&quot;&quot;:&quot;&quot;&quot;;[.F24];&quot;&quot;&quot;},&quot;)" office:value-type="string" office:string-value="{&quot;name&quot;:&quot;Trousers&quot;,&quot;id&quot;:&quot;23&quot;,&quot;size&quot;:&quot;7-8&quot;,&quot;type&quot;:&quot;Trousers&quot;,&quot;condition&quot;:&quot;used&quot;,&quot;count&quot;:&quot;1&quot;,&quot;description&quot;:&quot;&quot;},">
            <text:p>{"name":"Trousers","id":"23","size":"7-8","type":"Trousers","condition":"used","count":"1","description":""},</text:p>
          </table:table-cell>
        </table:table-row>
        <table:table-row table:style-name="ro1">
          <table:table-cell office:value-type="string">
            <text:p>Trousers</text:p>
          </table:table-cell>
          <table:table-cell table:content-validation-name="val1" office:value-type="string">
            <text:p>9-10</text:p>
          </table:table-cell>
          <table:table-cell table:content-validation-name="val2" office:value-type="string">
            <text:p>Trousers</text:p>
          </table:table-cell>
          <table:table-cell table:content-validation-name="val3" office:value-type="string">
            <text:p>use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table:formula="of:=CONCATENATE(&quot;{&quot;&quot;name&quot;&quot;:&quot;&quot;&quot;;[.A25];&quot;&quot;&quot;,&quot;&quot;id&quot;&quot;:&quot;&quot;&quot;;[.H25]; &quot;&quot;&quot;,&quot;&quot;size&quot;&quot;:&quot;&quot;&quot;;[.B25];&quot;&quot;&quot;,&quot;&quot;type&quot;&quot;:&quot;&quot;&quot;;[.C25];&quot;&quot;&quot;,&quot;&quot;condition&quot;&quot;:&quot;&quot;&quot;;[.D25];&quot;&quot;&quot;,&quot;&quot;count&quot;&quot;:&quot;&quot;&quot;;[.E25];&quot;&quot;&quot;,&quot;&quot;description&quot;&quot;:&quot;&quot;&quot;;[.F25];&quot;&quot;&quot;},&quot;)" office:value-type="string" office:string-value="{&quot;name&quot;:&quot;Trousers&quot;,&quot;id&quot;:&quot;24&quot;,&quot;size&quot;:&quot;9-10&quot;,&quot;type&quot;:&quot;Trousers&quot;,&quot;condition&quot;:&quot;used&quot;,&quot;count&quot;:&quot;1&quot;,&quot;description&quot;:&quot;&quot;},">
            <text:p>{"name":"Trousers","id":"24","size":"9-10","type":"Trousers","condition":"used","count":"1","description":""},</text:p>
          </table:table-cell>
        </table:table-row>
        <table:table-row table:style-name="ro1">
          <table:table-cell office:value-type="string">
            <text:p>Trousers</text:p>
          </table:table-cell>
          <table:table-cell table:content-validation-name="val1" office:value-type="string">
            <text:p>11-12</text:p>
          </table:table-cell>
          <table:table-cell table:content-validation-name="val2" office:value-type="string">
            <text:p>Trousers</text:p>
          </table:table-cell>
          <table:table-cell table:content-validation-name="val3" office:value-type="string">
            <text:p>use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table:formula="of:=CONCATENATE(&quot;{&quot;&quot;name&quot;&quot;:&quot;&quot;&quot;;[.A26];&quot;&quot;&quot;,&quot;&quot;id&quot;&quot;:&quot;&quot;&quot;;[.H26]; &quot;&quot;&quot;,&quot;&quot;size&quot;&quot;:&quot;&quot;&quot;;[.B26];&quot;&quot;&quot;,&quot;&quot;type&quot;&quot;:&quot;&quot;&quot;;[.C26];&quot;&quot;&quot;,&quot;&quot;condition&quot;&quot;:&quot;&quot;&quot;;[.D26];&quot;&quot;&quot;,&quot;&quot;count&quot;&quot;:&quot;&quot;&quot;;[.E26];&quot;&quot;&quot;,&quot;&quot;description&quot;&quot;:&quot;&quot;&quot;;[.F26];&quot;&quot;&quot;},&quot;)" office:value-type="string" office:string-value="{&quot;name&quot;:&quot;Trousers&quot;,&quot;id&quot;:&quot;25&quot;,&quot;size&quot;:&quot;11-12&quot;,&quot;type&quot;:&quot;Trousers&quot;,&quot;condition&quot;:&quot;used&quot;,&quot;count&quot;:&quot;1&quot;,&quot;description&quot;:&quot;&quot;},">
            <text:p>{"name":"Trousers","id":"25","size":"11-12","type":"Trousers","condition":"used","count":"1","description":""},</text:p>
          </table:table-cell>
        </table:table-row>
        <table:table-row table:style-name="ro1">
          <table:table-cell office:value-type="string">
            <text:p>Trousers</text:p>
          </table:table-cell>
          <table:table-cell table:content-validation-name="val1" office:value-type="string">
            <text:p>9-10</text:p>
          </table:table-cell>
          <table:table-cell table:content-validation-name="val2" office:value-type="string">
            <text:p>Trousers</text:p>
          </table:table-cell>
          <table:table-cell table:content-validation-name="val3" office:value-type="string">
            <text:p>new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table:formula="of:=CONCATENATE(&quot;{&quot;&quot;name&quot;&quot;:&quot;&quot;&quot;;[.A27];&quot;&quot;&quot;,&quot;&quot;id&quot;&quot;:&quot;&quot;&quot;;[.H27]; &quot;&quot;&quot;,&quot;&quot;size&quot;&quot;:&quot;&quot;&quot;;[.B27];&quot;&quot;&quot;,&quot;&quot;type&quot;&quot;:&quot;&quot;&quot;;[.C27];&quot;&quot;&quot;,&quot;&quot;condition&quot;&quot;:&quot;&quot;&quot;;[.D27];&quot;&quot;&quot;,&quot;&quot;count&quot;&quot;:&quot;&quot;&quot;;[.E27];&quot;&quot;&quot;,&quot;&quot;description&quot;&quot;:&quot;&quot;&quot;;[.F27];&quot;&quot;&quot;},&quot;)" office:value-type="string" office:string-value="{&quot;name&quot;:&quot;Trousers&quot;,&quot;id&quot;:&quot;26&quot;,&quot;size&quot;:&quot;9-10&quot;,&quot;type&quot;:&quot;Trousers&quot;,&quot;condition&quot;:&quot;new&quot;,&quot;count&quot;:&quot;1&quot;,&quot;description&quot;:&quot;&quot;},">
            <text:p>{"name":"Trousers","id":"26","size":"9-10","type":"Trousers","condition":"new","count":"1","description":""},</text:p>
          </table:table-cell>
        </table:table-row>
        <table:table-row table:style-name="ro1">
          <table:table-cell office:value-type="string">
            <text:p>Shorts</text:p>
          </table:table-cell>
          <table:table-cell table:content-validation-name="val1" office:value-type="string">
            <text:p>3-4</text:p>
          </table:table-cell>
          <table:table-cell table:content-validation-name="val2" office:value-type="string">
            <text:p>Trousers</text:p>
          </table:table-cell>
          <table:table-cell table:content-validation-name="val3" office:value-type="string">
            <text:p>used</text:p>
          </table:table-cell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table:formula="of:=CONCATENATE(&quot;{&quot;&quot;name&quot;&quot;:&quot;&quot;&quot;;[.A28];&quot;&quot;&quot;,&quot;&quot;id&quot;&quot;:&quot;&quot;&quot;;[.H28]; &quot;&quot;&quot;,&quot;&quot;size&quot;&quot;:&quot;&quot;&quot;;[.B28];&quot;&quot;&quot;,&quot;&quot;type&quot;&quot;:&quot;&quot;&quot;;[.C28];&quot;&quot;&quot;,&quot;&quot;condition&quot;&quot;:&quot;&quot;&quot;;[.D28];&quot;&quot;&quot;,&quot;&quot;count&quot;&quot;:&quot;&quot;&quot;;[.E28];&quot;&quot;&quot;,&quot;&quot;description&quot;&quot;:&quot;&quot;&quot;;[.F28];&quot;&quot;&quot;},&quot;)" office:value-type="string" office:string-value="{&quot;name&quot;:&quot;Shorts&quot;,&quot;id&quot;:&quot;27&quot;,&quot;size&quot;:&quot;3-4&quot;,&quot;type&quot;:&quot;Trousers&quot;,&quot;condition&quot;:&quot;used&quot;,&quot;count&quot;:&quot;1&quot;,&quot;description&quot;:&quot;&quot;},">
            <text:p>{"name":"Shorts","id":"27","size":"3-4","type":"Trousers","condition":"used","count":"1","description":""},</text:p>
          </table:table-cell>
        </table:table-row>
        <table:table-row table:style-name="ro1" table:number-rows-repeated="8">
          <table:table-cell/>
          <table:table-cell table:content-validation-name="val1"/>
          <table:table-cell table:number-columns-repeated="7"/>
        </table:table-row>
        <table:table-row table:style-name="ro1">
          <table:table-cell/>
          <table:table-cell table:content-validation-name="val1"/>
          <table:table-cell table:number-columns-repeated="7"/>
        </table:table-row>
      </table:table>
      <table:table table:name="Sheet2" table:style-name="ta1" table:print="false">
        <table:table-column table:style-name="co1" table:number-columns-repeated="2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row table:style-name="ro1">
          <table:table-cell office:value-type="string">
            <text:p>Polo Shirts</text:p>
          </table:table-cell>
          <table:table-cell/>
          <table:table-cell office:value-type="string">
            <text:p>3-4</text:p>
          </table:table-cell>
          <table:table-cell/>
          <table:table-cell office:value-type="string">
            <text:p>new</text:p>
          </table:table-cell>
        </table:table-row>
        <table:table-row table:style-name="ro1">
          <table:table-cell office:value-type="string">
            <text:p>PE T-Shirts</text:p>
          </table:table-cell>
          <table:table-cell/>
          <table:table-cell office:value-type="string">
            <text:p>5-6</text:p>
          </table:table-cell>
          <table:table-cell/>
          <table:table-cell office:value-type="string">
            <text:p>used</text:p>
          </table:table-cell>
        </table:table-row>
        <table:table-row table:style-name="ro1">
          <table:table-cell office:value-type="string">
            <text:p>Jumpers</text:p>
          </table:table-cell>
          <table:table-cell/>
          <table:table-cell office:value-type="string">
            <text:p>7-8</text:p>
          </table:table-cell>
          <table:table-cell table:number-columns-repeated="2"/>
        </table:table-row>
        <table:table-row table:style-name="ro1">
          <table:table-cell office:value-type="string">
            <text:p>Cardigans</text:p>
          </table:table-cell>
          <table:table-cell/>
          <table:table-cell office:value-type="string">
            <text:p>9-10</text:p>
          </table:table-cell>
          <table:table-cell table:number-columns-repeated="2"/>
        </table:table-row>
        <table:table-row table:style-name="ro1">
          <table:table-cell office:value-type="string">
            <text:p>Summer Dress</text:p>
          </table:table-cell>
          <table:table-cell/>
          <table:table-cell office:value-type="string">
            <text:p>11-12</text:p>
          </table:table-cell>
          <table:table-cell table:number-columns-repeated="2"/>
        </table:table-row>
        <table:table-row table:style-name="ro1">
          <table:table-cell office:value-type="string">
            <text:p>Trousers</text:p>
          </table:table-cell>
          <table:table-cell table:number-columns-repeated="4"/>
        </table:table-row>
        <table:table-row table:style-name="ro1">
          <table:table-cell office:value-type="string">
            <text:p>Coats</text:p>
          </table:table-cell>
          <table:table-cell table:number-columns-repeated="4"/>
        </table:table-row>
        <table:table-row table:style-name="ro1">
          <table:table-cell office:value-type="string">
            <text:p>Skirts</text:p>
          </table:table-cell>
          <table:table-cell table:number-columns-repeated="4"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name="size" table:target-range-address="Sheet2.C1:Sheet2.C5" table:on-update-keep-styles="true" table:on-update-keep-size="false"/>
        <table:database-range table:name="types" table:target-range-address="Sheet2.A1:Sheet2.A8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0-22">22/10/2020</text:date>, <text:time>16:10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22T15:57:33.58</meta:creation-date>
    <meta:editing-duration>PT12M49S</meta:editing-duration>
    <meta:editing-cycles>2</meta:editing-cycles>
    <meta:generator>OpenOffice/4.1.6$Win32 OpenOffice.org_project/416m1$Build-9790</meta:generator>
    <dc:date>2020-10-22T16:10:14.21</dc:date>
    <meta:document-statistic meta:table-count="3" meta:cell-count="246" meta:object-count="0"/>
  </office:meta>
</office:document-meta>
</file>